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864cm" fo:margin-left="-0.139cm" table:align="left" style:shadow="none"/>
    </style:style>
    <style:style style:name="Table1.A" style:family="table-column">
      <style:table-column-properties style:column-width="8.864cm"/>
    </style:style>
    <style:style style:name="Table1.A1" style:family="table-cell">
      <style:table-cell-properties fo:padding="0.097cm" fo:border="0.25pt dashed #000000"/>
    </style:style>
    <style:style style:name="Table1.A2" style:family="table-cell">
      <style:table-cell-properties fo:padding="0.097cm" fo:border-left="0.25pt dashed #000000" fo:border-right="0.25pt dashed #000000" fo:border-top="none" fo:border-bottom="none"/>
    </style:style>
    <style:style style:name="Table1.7" style:family="table-row">
      <style:table-row-properties style:min-row-height="1.147cm"/>
    </style:style>
    <style:style style:name="Table1.A7" style:family="table-cell">
      <style:table-cell-properties fo:padding="0.097cm" fo:border-left="0.25pt dashed #000000" fo:border-right="0.25pt dashed #000000" fo:border-top="none" fo:border-bottom="0.25pt dashed #000000"/>
    </style:style>
    <style:style style:name="P1" style:family="paragraph" style:parent-style-name="Table_20_Contents">
      <style:text-properties style:font-name="Courier New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5.5pt" style:font-size-asian="5.5pt" style:font-size-complex="5.5pt"/>
    </style:style>
    <style:style style:name="P3" style:family="paragraph" style:parent-style-name="Table_20_Contents">
      <style:text-properties style:font-name="Courier 10 Pitch" fo:font-size="8pt" style:font-size-asian="8pt" style:font-size-complex="8pt"/>
    </style:style>
    <style:style style:name="P4" style:family="paragraph" style:parent-style-name="Table_20_Contents">
      <style:paragraph-properties fo:margin-left="1.251cm" fo:margin-right="0cm" fo:text-indent="0cm" style:auto-text-indent="false"/>
      <style:text-properties style:font-name="Courier New" fo:font-size="8pt" style:font-size-asian="8pt" style:font-size-complex="8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Courier New" fo:font-size="8pt" style:font-size-asian="8pt" style:font-size-complex="8pt"/>
    </style:style>
    <style:style style:name="T1" style:family="text">
      <style:text-properties style:font-name="Courier New"/>
    </style:style>
    <style:style style:name="T2" style:family="text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-----BEGIN PGP PUBLIC KEY BLOCK-----</text:p>
            <text:p text:style-name="P2">tClnJBi52gciINxMhXZ4nPt7kXLBrwDYue6U/WYSGGONxzBnz0O91DhBqxM81O+HqD9IYVWI</text:p>
            <text:p text:style-name="P2">B5XVDAjgz0W5iYHhecI6OoJRc69MS9gHcztIsTv5KVJItgFphQFXnKvINzZ+oa8Hrf7kkmIt</text:p>
            <text:p text:style-name="P2">0kYev3/wzsw32f/ __| '__| | | | '_ \| __/ _ \n98sau98u98a98798782hiuhsdf)</text:p>
            <text:p text:style-name="P2">34dnjxxccdsad| (__| | <text:s/>| |_| | |_) | || (_) |a86K2Mzwj+99uhjk1hj1hjsFew3</text:p>
            <text:p text:style-name="P2">v32akjsdkm0d8h\___|_| <text:s text:c="2"/>\__, | .__/ \__\___/jd99s0a9l0990avvdaknad708)=d</text:p>
            <text:p text:style-name="P2">sRaC1JJKJadsakkjoiu2090c|___/|_|-09jdalkjlkadIGsyORCWDORl+PVMwegEwv$sdva</text:p>
            <text:p text:style-name="P2">7VyjDD99AgZIuKpVllCDjtOMKJAuA9bgZODci2vmaVRzAVEoXkfM3IOGsErLgBXQRIj06IFr</text:p>
            <text:p text:style-name="P2">18Xe0sRaCqRtaQNTGFH86RJo0dyKqBt7FvwktWGC127dkPC2xsczHpf8hBHzB1qNtEdcYwiC</text:p>
            <text:p text:style-name="P2">Zn18LOomsklnsdv3ma87891ncmn4I| '_ \ / _` | '__| __| | | |BhaLkw8JhGaab56</text:p>
            <text:p text:style-name="P2">dseDshJkLKjkalk12/+1dsVcfgDsS| |_) | (_| | | <text:s/>| |_| |_| |Nz87893oihjsf3§</text:p>
            <text:p text:style-name="P2">vbdfM09A8KaNma187HJkadnM+sdVf| .__/ \__,_|_| <text:s text:c="2"/>\__|\__, |10Kla+4lsdNe$vV</text:p>
            <text:p text:style-name="P2">23kscmMN1Janbsd82HgdfG81445Mn|_|0Kla/sHaj243676HaK1|___/aZdhjkaZ817dafae</text:p>
            <text:p text:style-name="P2">W/Nvk160MVSedqdgVxxm3NjMV0cXyCa1DR3BwEwSoxV2oOYk0TY9pIhWCex6dBol8eiOp8Fd</text:p>
            <text:p text:style-name="P2">OY5252ShsI7+nLDxV6sIuhOqZSLgjijS/ykpVLowKN2hgNHzIWZ4b2Ub02q40APjPksimu5A</text:p>
            <text:p text:style-name="P2">5Vdhcc8qG0GsHm1F0FTUTKaS7Cr+D9grvyhIGsyORCWDORl+PVMrc2TAo2ySkctRM9kWLiJl</text:p>
            <text:p text:style-name="P2">PEeXMrdseDv/| <text:s/>___ \+2| <text:s/>___ \bTYmQXERZ6PG0xifM0kYev3/wzdiWbKd5h59r4wegg</text:p>
            <text:p text:style-name="P2">ykLcceFa/CLt| | <text:s text:c="2"/>| |X| | <text:s text:c="2"/>| |J1IE5lZWxpY2F0dHUgKFJlZCBIYXQpIDxhYm5AcmV</text:p>
            <text:p text:style-name="P2">aGF0LmNvbT6I| | <text:s text:c="2"/>| |g| | <text:s text:c="2"/>| |bAwYLCQgHAwIGFQgCCQoLBBYCAwECHgECF4AACgkQ</text:p>
            <text:p text:style-name="P2">wANaP7NetqTb| |___| |g| |___| |r8h+Ta7AFWR1uAecHqnGPNFykA/ABALh6pnAy39NT</text:p>
            <text:p text:style-name="P2">EGf7Vn2fK1q7| <text:s text:c="5"/>/oP| <text:s text:c="5"/>/uQMNBFBjyUwQDADm8MhSe1705+DZUzJgXhDtMqLm4G</text:p>
            <text:p text:style-name="P2">Yl9Rhv6Ok6PZ8GEyWCrtRsxxh/VZtmxC3AFN+nF223z7iUjj059wBGmNTBFJ8fr95BgRTrZ8</text:p>
            <text:p text:style-name="P2">3DpsZpTmr4sXurX0v17mCFDn7TrH1uxxuuVVnAtARTs4dMs5atxzeOusyyNzpeghldyD74i5</text:p>
            <text:p text:style-name="P2">-----END PGP PUBLIC KEY BLOCK-----</text:p>
          </table:table-cell>
        </table:table-row>
        <table:table-row>
          <table:table-cell table:style-name="Table1.A2" office:value-type="string">
            <text:p text:style-name="P3">Was? <text:span text:style-name="T1">Diskussion und Workshops zu Kryptographie, <text:s/></text:span></text:p>
            <text:p text:style-name="P5">Installation und Ausprobieren von u.a.:</text:p>
            <text:p text:style-name="P1"><text:tab/> &gt; Anonymes Surfen im Netz mit TOR </text:p>
            <text:p text:style-name="P1"><text:tab/> &gt; E-Mail-Verschlüsselung mit PGP und Co.</text:p>
            <text:p text:style-name="P1"><text:tab/> &gt; Sichere Kommunikation, u.v.m.</text:p>
          </table:table-cell>
        </table:table-row>
        <table:table-row>
          <table:table-cell table:style-name="Table1.A2" office:value-type="string">
            <text:p text:style-name="P1"><text:span text:style-name="T2">Wo?</text:span> Fak. Informatik (E07), Nöthnitzer Str. 46, DD</text:p>
          </table:table-cell>
        </table:table-row>
        <table:table-row>
          <table:table-cell table:style-name="Table1.A2" office:value-type="string">
            <text:p text:style-name="P3">Wann?</text:p>
            <text:p text:style-name="P1"><text:tab/>6. Dezember 2012</text:p>
            <text:p text:style-name="P1"><text:tab/>ab 18:30 Uhr (offenes Ende)</text:p>
          </table:table-cell>
        </table:table-row>
        <table:table-row>
          <table:table-cell table:style-name="Table1.A2" office:value-type="string">
            <text:p text:style-name="P3">Mitbringen?</text:p>
            <text:p text:style-name="P4">0. Neugierde und Interesse</text:p>
            <text:p text:style-name="P4">1. Laptop, Tablet u.ä. (wenn vorhanden)</text:p>
          </table:table-cell>
        </table:table-row>
        <table:table-row>
          <table:table-cell table:style-name="Table1.A2" office:value-type="string">
            <text:p text:style-name="P3">Wer?</text:p>
            <text:p text:style-name="P4">C3D2 [https://www.c3d2.de/]</text:p>
            <text:p text:style-name="P1"><text:tab/>FSR Informatik [https://www.ifsr.de/]</text:p>
            <text:p text:style-name="P1"><text:tab/><text:span text:style-name="T2">Du!</text:span></text:p>
          </table:table-cell>
        </table:table-row>
        <table:table-row table:style-name="Table1.7">
          <table:table-cell table:style-name="Table1.A7" office:value-type="string">
            <text:p text:style-name="P3">Für wen? <text:span text:style-name="T1">Jeden mit Interesse an Kryptographie, sicherem und anonymem Datenverkehr. Egal, ob mit Vorkenntnissen oder nicht, kommt vorbei!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0.5cm" fo:page-height="14.801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3:11:43</meta:creation-date>
    <dc:date>2012-11-07T13:38:30</dc:date>
    <meta:editing-duration>PT11M21S</meta:editing-duration>
    <meta:editing-cycles>2</meta:editing-cycles>
    <meta:generator>LibreOffice/3.4$Linux LibreOffice_project/340m1$Build-402</meta:generator>
    <meta:document-statistic meta:table-count="1" meta:image-count="0" meta:object-count="0" meta:page-count="2" meta:paragraph-count="41" meta:word-count="185" meta:character-count="2269" meta:non-whitespace-character-count="2056"/>
  </office:meta>
</office:document-meta>
</file>